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2.00pt" fo:font-weight="normal" fo:font-family="Arial" style:font-family-asian="Arial" style:font-family-complex="Arial" fo:background-color="transparent" fo:color="#000000"/>
    </style:style>
    <style:style style:name="T3" style:family="text">
      <style:text-properties fo:font-size="11.00pt" fo:font-weight="bold" fo:font-family="Arial" style:font-family-asian="Arial" style:font-family-complex="Arial" fo:background-color="transparent" fo:color="#000000"/>
    </style:style>
    <style:style style:name="T4" style:family="text">
      <style:text-properties fo:font-size="11.00pt" fo:font-weight="normal" fo:font-family="Arial" style:font-family-asian="Arial" style:font-family-complex="Arial"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Arial" style:font-family-asian="Arial" style:font-family-complex="Arial" fo:background-color="transparent" fo:color="#000000"/>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Arial" style:font-family-asian="Arial" style:font-family-complex="Arial"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Arial" style:font-family-asian="Arial" style:font-family-complex="Arial"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Arial" style:font-family-asian="Arial" style:font-family-complex="Arial"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Arial" style:font-family-asian="Arial" style:font-family-complex="Arial"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Arial" style:font-family-asian="Arial" style:font-family-complex="Arial" fo:background-color="transparent" fo:color="#000000"/>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Arial" style:font-family-asian="Arial" style:font-family-complex="Arial"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Arial" style:font-family-asian="Arial" style:font-family-complex="Arial"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Arial" style:font-family-asian="Arial" style:font-family-complex="Arial"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Arial" style:font-family-asian="Arial" style:font-family-complex="Arial"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Arial" style:font-family-asian="Arial" style:font-family-complex="Arial"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Arial" style:font-family-asian="Arial" style:font-family-complex="Arial"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Arial" style:font-family-asian="Arial" style:font-family-complex="Arial"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Arial" style:font-family-asian="Arial" style:font-family-complex="Arial"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Arial" style:font-family-asian="Arial" style:font-family-complex="Arial"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Arial" style:font-family-asian="Arial" style:font-family-complex="Arial"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Arial" style:font-family-asian="Arial" style:font-family-complex="Arial"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Arial" style:font-family-asian="Arial" style:font-family-complex="Arial"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Arial" style:font-family-asian="Arial" style:font-family-complex="Arial"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Arial" style:font-family-asian="Arial" style:font-family-complex="Arial"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Arial" style:font-family-asian="Arial" style:font-family-complex="Arial"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normal" fo:font-family="Arial" style:font-family-asian="Arial" style:font-family-complex="Arial"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Arial" style:font-family-asian="Arial" style:font-family-complex="Arial"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Arial" style:font-family-asian="Arial" style:font-family-complex="Arial"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Arial" style:font-family-asian="Arial" style:font-family-complex="Arial"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Arial" style:font-family-asian="Arial" style:font-family-complex="Arial" fo:background-color="transparent" fo:color="#000000"/>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fo:color="#000000"/>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Arial" style:font-family-asian="Arial" style:font-family-complex="Arial"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Arial" style:font-family-asian="Arial" style:font-family-complex="Arial"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Arial" style:font-family-asian="Arial" style:font-family-complex="Arial"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Arial" style:font-family-asian="Arial" style:font-family-complex="Arial"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Arial" style:font-family-asian="Arial" style:font-family-complex="Arial"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Arial" style:font-family-asian="Arial" style:font-family-complex="Arial"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bold" fo:font-family="Arial" style:font-family-asian="Arial" style:font-family-complex="Arial" fo:background-color="transparent" fo:color="#000000"/>
    </style:style>
    <style:style style:name="T128" style:family="text">
      <style:text-properties fo:font-size="11.00pt" fo:font-weight="normal" fo:font-family="Arial" style:font-family-asian="Arial" style:font-family-complex="Arial" fo:background-color="transparent" fo:color="#000000"/>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normal" fo:font-family="Arial" style:font-family-asian="Arial" style:font-family-complex="Arial" fo:background-color="transparent" fo:color="#000000"/>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normal" fo:font-family="Arial" style:font-family-asian="Arial" style:font-family-complex="Arial" fo:background-color="transparent" fo:color="#000000"/>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Arial" style:font-family-asian="Arial" style:font-family-complex="Arial" fo:background-color="transparent" fo:color="#00000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normal" fo:font-family="Arial" style:font-family-asian="Arial" style:font-family-complex="Arial" fo:background-color="transparent" fo:color="#000000"/>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Arial" style:font-family-asian="Arial" style:font-family-complex="Arial" fo:background-color="transparent" fo:color="#000000"/>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Arial" style:font-family-asian="Arial" style:font-family-complex="Arial" fo:background-color="transparent" fo:color="#000000"/>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fo:color="#000000"/>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Arial" style:font-family-asian="Arial" style:font-family-complex="Arial" fo:background-color="transparent" fo:color="#000000"/>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Arial" style:font-family-asian="Arial" style:font-family-complex="Arial" fo:background-color="transparent" fo:color="#000000"/>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Arial" style:font-family-asian="Arial" style:font-family-complex="Arial"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normal" fo:font-family="Arial" style:font-family-asian="Arial" style:font-family-complex="Arial" fo:background-color="transparent" fo:color="#000000"/>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Arial" style:font-family-asian="Arial" style:font-family-complex="Arial" fo:background-color="transparent" fo:color="#000000"/>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1.00pt" fo:font-weight="normal" fo:font-family="Arial" style:font-family-asian="Arial" style:font-family-complex="Arial"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normal" fo:font-family="Arial" style:font-family-asian="Arial" style:font-family-complex="Arial" fo:background-color="transparent" fo:color="#000000"/>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Arial" style:font-family-asian="Arial" style:font-family-complex="Arial"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1.00pt" fo:font-weight="normal" fo:font-family="Arial" style:font-family-asian="Arial" style:font-family-complex="Arial"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Arial" style:font-family-asian="Arial" style:font-family-complex="Arial"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Arial" style:font-family-asian="Arial" style:font-family-complex="Arial" fo:background-color="transparent" fo:color="#000000"/>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1.00pt" fo:font-weight="normal" fo:font-family="Arial" style:font-family-asian="Arial" style:font-family-complex="Arial"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1.00pt" fo:font-weight="normal" fo:font-family="Arial" style:font-family-asian="Arial" style:font-family-complex="Arial"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Arial" style:font-family-asian="Arial" style:font-family-complex="Arial"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Arial" style:font-family-asian="Arial" style:font-family-complex="Arial" fo:background-color="transparent" fo:color="#000000"/>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1.00pt" fo:font-weight="normal" fo:font-family="Arial" style:font-family-asian="Arial" style:font-family-complex="Arial"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normal" fo:font-family="Arial" style:font-family-asian="Arial" style:font-family-complex="Arial"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Arial" style:font-family-asian="Arial" style:font-family-complex="Arial" fo:background-color="transparent" fo:color="#000000"/>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Arial" style:font-family-asian="Arial" style:font-family-complex="Arial"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Arial" style:font-family-asian="Arial" style:font-family-complex="Arial" fo:background-color="transparent" fo:color="#000000"/>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normal" fo:font-family="Arial" style:font-family-asian="Arial" style:font-family-complex="Arial"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Arial" style:font-family-asian="Arial" style:font-family-complex="Arial" fo:background-color="transparent" fo:color="#000000"/>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Arial" style:font-family-asian="Arial" style:font-family-complex="Arial"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Arial" style:font-family-asian="Arial" style:font-family-complex="Arial" fo:background-color="transparent" fo:color="#000000"/>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normal" fo:font-family="Arial" style:font-family-asian="Arial" style:font-family-complex="Arial"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Arial" style:font-family-asian="Arial" style:font-family-complex="Arial"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Arial" style:font-family-asian="Arial" style:font-family-complex="Arial" fo:background-color="transparent" fo:color="#000000"/>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normal" fo:font-family="Arial" style:font-family-asian="Arial" style:font-family-complex="Arial"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normal" fo:font-family="Arial" style:font-family-asian="Arial" style:font-family-complex="Arial" fo:background-color="transparent" fo:color="#000000"/>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Arial" style:font-family-asian="Arial" style:font-family-complex="Arial" fo:background-color="transparent" fo:color="#000000"/>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1.00pt" fo:font-weight="normal" fo:font-family="Arial" style:font-family-asian="Arial" style:font-family-complex="Arial" fo:background-color="transparent" fo:color="#000000"/>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normal" fo:font-family="Arial" style:font-family-asian="Arial" style:font-family-complex="Arial" fo:background-color="transparent" fo:color="#000000"/>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Arial" style:font-family-asian="Arial" style:font-family-complex="Arial" fo:background-color="transparent" fo:color="#000000"/>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1.00pt" fo:font-weight="normal" fo:font-family="Arial" style:font-family-asian="Arial" style:font-family-complex="Arial"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Arial" style:font-family-asian="Arial" style:font-family-complex="Arial"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Arial" style:font-family-asian="Arial" style:font-family-complex="Arial" fo:background-color="transparent" fo:color="#000000"/>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1.00pt" fo:font-weight="normal" fo:font-family="Arial" style:font-family-asian="Arial" style:font-family-complex="Arial" fo:background-color="transparent" fo:color="#000000"/>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normal" fo:font-family="Arial" style:font-family-asian="Arial" style:font-family-complex="Arial"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normal" fo:font-family="Arial" style:font-family-asian="Arial" style:font-family-complex="Arial" fo:background-color="transparent" fo:color="#000000"/>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Arial" style:font-family-asian="Arial" style:font-family-complex="Arial"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Arial" style:font-family-asian="Arial" style:font-family-complex="Arial"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normal" fo:font-family="Arial" style:font-family-asian="Arial" style:font-family-complex="Arial" fo:background-color="transparent" fo:color="#000000"/>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normal" fo:font-family="Arial" style:font-family-asian="Arial" style:font-family-complex="Arial" fo:background-color="transparent" fo:color="#000000"/>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normal" fo:font-family="Arial" style:font-family-asian="Arial" style:font-family-complex="Arial"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Arial" style:font-family-asian="Arial" style:font-family-complex="Arial"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Arial" style:font-family-asian="Arial" style:font-family-complex="Arial" fo:background-color="transparent" fo:color="#000000"/>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1.00pt" fo:font-weight="normal" fo:font-family="Arial" style:font-family-asian="Arial" style:font-family-complex="Arial" fo:background-color="transparent" fo:color="#000000"/>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normal" fo:font-family="Arial" style:font-family-asian="Arial" style:font-family-complex="Arial"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Arial" style:font-family-asian="Arial" style:font-family-complex="Arial"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left"/>
    </style:style>
    <style:style style:name="P3" style:family="paragraph">
      <style:paragraph-properties fo:line-height="115.00%" fo:text-align="left" fo:margin-left="0.00pt" fo:text-indent="36.00pt"/>
    </style:style>
    <style:style style:name="P4" style:family="paragraph">
      <style:paragraph-properties fo:line-height="115.00%" fo:text-align="left"/>
    </style:style>
    <style:style style:name="P5"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8"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21" style:family="paragraph">
      <style:paragraph-properties fo:line-height="115.00%" fo:text-align="left"/>
    </style:style>
    <style:style style:name="P22"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25" style:family="paragraph">
      <style:paragraph-properties fo:line-height="115.00%" fo:text-align="left"/>
    </style:style>
    <style:style style:name="P26" style:family="paragraph">
      <style:paragraph-properties fo:line-height="115.00%" fo:text-align="left"/>
    </style:style>
    <style:style style:name="P27" style:family="paragraph">
      <style:paragraph-properties fo:line-height="115.00%" fo:text-align="left"/>
    </style:style>
    <style:style style:name="P28" style:family="paragraph">
      <style:paragraph-properties fo:line-height="115.00%" fo:text-align="left"/>
    </style:style>
    <style:style style:name="P29" style:family="paragraph">
      <style:paragraph-properties fo:line-height="115.00%" fo:text-align="left"/>
    </style:style>
    <style:style style:name="P30" style:family="paragraph">
      <style:paragraph-properties fo:line-height="115.00%" fo:text-align="left"/>
    </style:style>
    <style:style style:name="P31" style:family="paragraph">
      <style:paragraph-properties fo:line-height="115.00%" fo:text-align="left"/>
    </style:style>
    <style:style style:name="P32" style:family="paragraph">
      <style:paragraph-properties fo:line-height="115.00%" fo:text-align="left"/>
    </style:style>
    <style:style style:name="P33" style:family="paragraph">
      <style:paragraph-properties fo:line-height="115.00%" fo:text-align="left"/>
    </style:style>
    <style:style style:name="P34" style:family="paragraph">
      <style:paragraph-properties fo:line-height="115.00%" fo:text-align="left"/>
    </style:style>
    <style:style style:name="P35"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38"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43" style:family="paragraph">
      <style:paragraph-properties fo:line-height="100.00%" fo:text-align="left"/>
    </style:style>
    <style:style style:name="P44"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45" style:family="paragraph">
      <style:paragraph-properties fo:line-height="100.00%" fo:text-align="left"/>
    </style:style>
    <style:style style:name="P46"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47" style:family="paragraph">
      <style:paragraph-properties fo:line-height="100.00%" fo:text-align="left"/>
    </style:style>
    <style:style style:name="P48"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10.00pt"/>
          <style:tab-stop style:position="68.00pt"/>
          <style:tab-stop style:position="3279.65pt" style:type="center"/>
        </style:tab-stops>
      </style:paragraph-properties>
    </style:style>
    <style:style style:name="P49" style:family="paragraph">
      <style:paragraph-properties fo:line-height="115.00%" fo:text-align="left"/>
    </style:style>
    <style:style style:name="P50" style:family="paragraph">
      <style:paragraph-properties fo:line-height="115.00%" fo:text-align="left"/>
    </style:style>
    <style:style style:name="P51"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52" style:family="paragraph">
      <style:paragraph-properties fo:line-height="100.00%" fo:text-align="left"/>
    </style:style>
    <style:style style:name="P53"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54" style:family="paragraph">
      <style:paragraph-properties fo:line-height="115.00%" fo:text-align="left"/>
    </style:style>
    <style:style style:name="P55" style:family="paragraph">
      <style:paragraph-properties fo:line-height="115.00%" fo:text-align="left"/>
    </style:style>
    <style:style style:name="P56"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57" style:family="paragraph">
      <style:paragraph-properties fo:line-height="100.00%" fo:text-align="left"/>
    </style:style>
    <style:style style:name="P58" style:family="paragraph">
      <style:paragraph-properties fo:line-height="100.00%" fo:text-align="left" fo:margin-left="10.00pt" fo:text-indent="-5.00pt">
        <style:tab-stops>
          <style:tab-stop style:position="68.00pt"/>
          <style:tab-stop style:position="3279.65pt" style:type="center"/>
          <style:tab-stop style:position="421111.65pt" style:type="right"/>
          <style:tab-stop style:position="79.60pt"/>
          <style:tab-stop style:position="68.00pt"/>
          <style:tab-stop style:position="3279.65pt" style:type="center"/>
        </style:tab-stops>
      </style:paragraph-properties>
    </style:style>
    <style:style style:name="P59" style:family="paragraph">
      <style:paragraph-properties fo:line-height="115.00%" fo:text-align="left"/>
    </style:style>
    <style:style style:name="P60" style:family="paragraph">
      <style:paragraph-properties fo:line-height="115.00%" fo:text-align="left"/>
    </style:style>
    <style:style style:name="P61" style:family="paragraph">
      <style:paragraph-properties fo:line-height="115.00%" fo:text-align="left"/>
    </style:style>
    <style:style style:name="P62" style:family="paragraph">
      <style:paragraph-properties fo:line-height="115.00%" fo:text-align="left"/>
    </style:style>
    <style:style style:name="P63" style:family="paragraph">
      <style:paragraph-properties fo:line-height="115.00%" fo:text-align="left"/>
    </style:style>
    <style:style style:name="P64" style:family="paragraph">
      <style:paragraph-properties fo:line-height="115.00%" fo:text-align="left"/>
    </style:style>
    <style:style style:name="P65" style:family="paragraph">
      <style:paragraph-properties fo:line-height="115.00%" fo:text-align="left"/>
    </style:style>
    <style:style style:name="TableColumn0100" style:family="table-column">
      <style:table-column-properties style:column-width="1.083333in"/>
    </style:style>
    <style:style style:name="TableColumn0101" style:family="table-column">
      <style:table-column-properties style:column-width="1.083333in"/>
    </style:style>
    <style:style style:name="TableColumn0102" style:family="table-column">
      <style:table-column-properties style:column-width="1.083333in"/>
    </style:style>
    <style:style style:name="TableColumn0103" style:family="table-column">
      <style:table-column-properties style:column-width="1.083333in"/>
    </style:style>
    <style:style style:name="TableColumn0104" style:family="table-column">
      <style:table-column-properties style:column-width="1.083333in"/>
    </style:style>
    <style:style style:name="TableColumn0105" style:family="table-column">
      <style:table-column-properties style:column-width="1.083333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0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0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1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1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1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2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2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2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3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3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3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4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4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4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5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5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5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6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6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106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200" style:family="table-column">
      <style:table-column-properties style:column-width="1.083333in"/>
    </style:style>
    <style:style style:name="TableColumn0201" style:family="table-column">
      <style:table-column-properties style:column-width="1.083333in"/>
    </style:style>
    <style:style style:name="TableColumn0202" style:family="table-column">
      <style:table-column-properties style:column-width="1.083333in"/>
    </style:style>
    <style:style style:name="TableColumn0203" style:family="table-column">
      <style:table-column-properties style:column-width="1.083333in"/>
    </style:style>
    <style:style style:name="TableColumn0204" style:family="table-column">
      <style:table-column-properties style:column-width="1.083333in"/>
    </style:style>
    <style:style style:name="TableColumn0205" style:family="table-column">
      <style:table-column-properties style:column-width="1.083333in"/>
    </style:style>
    <style:style style:name="Table02" style:family="table">
      <style:table-properties style:width="6.5000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300" style:family="table-column">
      <style:table-column-properties style:column-width="1.083333in"/>
    </style:style>
    <style:style style:name="TableColumn0301" style:family="table-column">
      <style:table-column-properties style:column-width="1.083333in"/>
    </style:style>
    <style:style style:name="TableColumn0302" style:family="table-column">
      <style:table-column-properties style:column-width="1.083333in"/>
    </style:style>
    <style:style style:name="TableColumn0303" style:family="table-column">
      <style:table-column-properties style:column-width="1.083333in"/>
    </style:style>
    <style:style style:name="TableColumn0304" style:family="table-column">
      <style:table-column-properties style:column-width="1.083333in"/>
    </style:style>
    <style:style style:name="TableColumn0305" style:family="table-column">
      <style:table-column-properties style:column-width="1.083333in"/>
    </style:style>
    <style:style style:name="Table03" style:family="table">
      <style:table-properties style:width="6.50000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5" style:family="table-row">
      <style:table-row-properties/>
    </style:style>
    <style:style style:name="TableCell0305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5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5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5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5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5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400" style:family="table-column">
      <style:table-column-properties style:column-width="1.083333in"/>
    </style:style>
    <style:style style:name="TableColumn0401" style:family="table-column">
      <style:table-column-properties style:column-width="1.083333in"/>
    </style:style>
    <style:style style:name="TableColumn0402" style:family="table-column">
      <style:table-column-properties style:column-width="1.083333in"/>
    </style:style>
    <style:style style:name="TableColumn0403" style:family="table-column">
      <style:table-column-properties style:column-width="1.083333in"/>
    </style:style>
    <style:style style:name="TableColumn0404" style:family="table-column">
      <style:table-column-properties style:column-width="1.083333in"/>
    </style:style>
    <style:style style:name="TableColumn0405" style:family="table-column">
      <style:table-column-properties style:column-width="1.083333in"/>
    </style:style>
    <style:style style:name="Table04" style:family="table">
      <style:table-properties style:width="6.50000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500" style:family="table-column">
      <style:table-column-properties style:column-width="1.083333in"/>
    </style:style>
    <style:style style:name="TableColumn0501" style:family="table-column">
      <style:table-column-properties style:column-width="1.083333in"/>
    </style:style>
    <style:style style:name="TableColumn0502" style:family="table-column">
      <style:table-column-properties style:column-width="1.083333in"/>
    </style:style>
    <style:style style:name="TableColumn0503" style:family="table-column">
      <style:table-column-properties style:column-width="1.083333in"/>
    </style:style>
    <style:style style:name="TableColumn0504" style:family="table-column">
      <style:table-column-properties style:column-width="1.083333in"/>
    </style:style>
    <style:style style:name="TableColumn0505" style:family="table-column">
      <style:table-column-properties style:column-width="1.083333in"/>
    </style:style>
    <style:style style:name="Table05" style:family="table">
      <style:table-properties style:width="6.50000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4"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5"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office:automatic-styles>
  <office:body>
    <office:text>
      <text:p text:style-name="P1"><text:span text:style-name="T1"/></text:p>
      <text:p text:style-name="P1"><text:span text:style-name="T1"/></text:p>
      <text:p text:style-name="P2"><text:span text:style-name="T2">First Name: Krishna Sai</text:span></text:p>
      <text:p text:style-name="P2"><text:span text:style-name="T2">Last Name: Pendela Bala Venkata</text:span></text:p>
      <text:p text:style-name="P2"><text:span text:style-name="T2"/></text:p>
      <text:p text:style-name="P2"><text:span text:style-name="T3">Boosting</text:span><text:span text:style-name="T4">:</text:span></text:p>
      <text:p text:style-name="P3"><text:span text:style-name="T4">→ Boosting is a supervised learning algorithm that helps a weak learner to better perform by providing a weighed data set at each round. In the below description, an more insight is provided. The below are weak learners.</text:span></text:p>
      <text:p text:style-name="P4"><text:span text:style-name="T5"/></text:p>
      <text:p text:style-name="P4"><text:span text:style-name="T6">Optimal Decision stumps:</text:span></text:p>
      <text:p text:style-name="P4"><text:span text:style-name="T7"><text:tab/>→ The weak learner here that is to be boosted is using the optimal decision stump. A decision stump is a pair of feature and threshold.This weak learner predicts according to the optimal feature, threshold pair. This algorithm is weak because, it doesn’t take into consideration the other features. Learning is not done completely. The error rate is definitely higher than any strong or moderate learning algorithms. Boosting helps this algorithm by providing a weighed data set to consider before going to second round by weighing the data points in the below fashion.</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9">The below are the values of optimal decision stumps until it converges. Convergence criteria is chosen as 0.00001. The below values correspond for each iteration.</text:span></text:p>
      <text:p text:style-name="P4"><text:span text:style-name="T10"/></text:p>
      <text:p text:style-name="P4"><text:span text:style-name="T10"/></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6"><text:span text:style-name="T11">Boost round</text:span><text:span text:style-name="T12"/></text:p>
          </table:table-cell>
          <table:table-cell table:style-name="TableCell010001">
            <text:p text:style-name="P6"><text:span text:style-name="T13">Stump(Feature, Threshold)</text:span><text:span text:style-name="T14"/></text:p>
          </table:table-cell>
          <table:table-cell table:style-name="TableCell010002">
            <text:p text:style-name="P6"><text:span text:style-name="T15">Local Round Error rate</text:span><text:span text:style-name="T16"/></text:p>
          </table:table-cell>
          <table:table-cell table:style-name="TableCell010003">
            <text:p text:style-name="P6"><text:span text:style-name="T17">Training Error at this round</text:span><text:span text:style-name="T18"/></text:p>
          </table:table-cell>
          <table:table-cell table:style-name="TableCell010004">
            <text:p text:style-name="P6"><text:span text:style-name="T19">Testing Error at this round</text:span><text:span text:style-name="T20"/></text:p>
          </table:table-cell>
          <table:table-cell table:style-name="TableCell010005">
            <text:p text:style-name="P6"><text:span text:style-name="T21">Test AUC</text:span><text:span text:style-name="T22"/></text:p>
          </table:table-cell>
        </table:table-row>
        <table:table-row table:style-name="TableRow0101">
          <table:table-cell table:style-name="TableCell010100">
            <text:p text:style-name="P9"><text:span text:style-name="T23">0</text:span><text:span text:style-name="T24"/></text:p>
          </table:table-cell>
          <table:table-cell table:style-name="TableCell010101">
            <text:p text:style-name="P9"><text:span text:style-name="T25"><text:s/>52, 0.0395</text:span><text:span text:style-name="T26"/></text:p>
          </table:table-cell>
          <table:table-cell table:style-name="TableCell010102">
            <text:p text:style-name="P9"><text:span text:style-name="T27">0.203332528375</text:span><text:span text:style-name="T28"/></text:p>
          </table:table-cell>
          <table:table-cell table:style-name="TableCell010103">
            <text:p text:style-name="P9"><text:span text:style-name="T29">0.203332528375</text:span><text:span text:style-name="T30"/></text:p>
          </table:table-cell>
          <table:table-cell table:style-name="TableCell010104">
            <text:p text:style-name="P9"><text:span text:style-name="T31">0.226086956522</text:span><text:span text:style-name="T32"/></text:p>
          </table:table-cell>
          <table:table-cell table:style-name="TableCell010105">
            <text:p text:style-name="P9"><text:span text:style-name="T33">0.71249850948</text:span><text:span text:style-name="T34"/></text:p>
          </table:table-cell>
        </table:table-row>
        <table:table-row table:style-name="TableRow0102">
          <table:table-cell table:style-name="TableCell010200">
            <text:p text:style-name="P11"><text:span text:style-name="T35">1</text:span><text:span text:style-name="T36"/></text:p>
          </table:table-cell>
          <table:table-cell table:style-name="TableCell010201">
            <text:p text:style-name="P11"><text:span text:style-name="T37">51, 0.0765</text:span><text:span text:style-name="T38"/></text:p>
          </table:table-cell>
          <table:table-cell table:style-name="TableCell010202">
            <text:p text:style-name="P11"><text:span text:style-name="T39">0.232947578587</text:span><text:span text:style-name="T40"/></text:p>
          </table:table-cell>
          <table:table-cell table:style-name="TableCell010203">
            <text:p text:style-name="P11"><text:span text:style-name="T41">0.203332528375</text:span><text:span text:style-name="T42"/></text:p>
          </table:table-cell>
          <table:table-cell table:style-name="TableCell010204">
            <text:p text:style-name="P11"><text:span text:style-name="T43">0.226086956522</text:span><text:span text:style-name="T44"/></text:p>
          </table:table-cell>
          <table:table-cell table:style-name="TableCell010205">
            <text:p text:style-name="P11"><text:span text:style-name="T45">0.844754517416</text:span><text:span text:style-name="T46"/></text:p>
          </table:table-cell>
        </table:table-row>
        <table:table-row table:style-name="TableRow0103">
          <table:table-cell table:style-name="TableCell010300">
            <text:p text:style-name="P13"><text:span text:style-name="T47">2</text:span><text:span text:style-name="T48"/></text:p>
          </table:table-cell>
          <table:table-cell table:style-name="TableCell010301">
            <text:p text:style-name="P13"><text:span text:style-name="T49">24, 0.12</text:span><text:span text:style-name="T50"/></text:p>
          </table:table-cell>
          <table:table-cell table:style-name="TableCell010302">
            <text:p text:style-name="P13"><text:span text:style-name="T51">0.719395868591</text:span><text:span text:style-name="T52"/></text:p>
          </table:table-cell>
          <table:table-cell table:style-name="TableCell010303">
            <text:p text:style-name="P13"><text:span text:style-name="T53">0.144892538034</text:span><text:span text:style-name="T54"/></text:p>
          </table:table-cell>
          <table:table-cell table:style-name="TableCell010304">
            <text:p text:style-name="P13"><text:span text:style-name="T55">0.171739130435</text:span><text:span text:style-name="T56"/></text:p>
          </table:table-cell>
          <table:table-cell table:style-name="TableCell010305">
            <text:p text:style-name="P13"><text:span text:style-name="T57">0.886314213499</text:span><text:span text:style-name="T58"/></text:p>
          </table:table-cell>
        </table:table-row>
        <table:table-row table:style-name="TableRow0104">
          <table:table-cell table:style-name="TableCell010400">
            <text:p text:style-name="P15"><text:span text:style-name="T59">3</text:span><text:span text:style-name="T60"/></text:p>
          </table:table-cell>
          <table:table-cell table:style-name="TableCell010401">
            <text:p text:style-name="P15"><text:span text:style-name="T61"><text:s/>6, 0.01</text:span><text:span text:style-name="T62"/></text:p>
          </table:table-cell>
          <table:table-cell table:style-name="TableCell010402">
            <text:p text:style-name="P15"><text:span text:style-name="T63">0.284620478487</text:span><text:span text:style-name="T64"/></text:p>
          </table:table-cell>
          <table:table-cell table:style-name="TableCell010403">
            <text:p text:style-name="P15"><text:span text:style-name="T65">0.141270224583</text:span><text:span text:style-name="T66"/></text:p>
          </table:table-cell>
          <table:table-cell table:style-name="TableCell010404">
            <text:p text:style-name="P15"><text:span text:style-name="T67">0.147826086957</text:span><text:span text:style-name="T68"/></text:p>
          </table:table-cell>
          <table:table-cell table:style-name="TableCell010405">
            <text:p text:style-name="P15"><text:span text:style-name="T69">0.914350308268</text:span><text:span text:style-name="T70"/></text:p>
          </table:table-cell>
        </table:table-row>
        <table:table-row table:style-name="TableRow0105">
          <table:table-cell table:style-name="TableCell010500">
            <text:p text:style-name="P17"><text:span text:style-name="T71">4</text:span><text:span text:style-name="T72"/></text:p>
          </table:table-cell>
          <table:table-cell table:style-name="TableCell010501">
            <text:p text:style-name="P17"><text:span text:style-name="T73">55, 9.5</text:span><text:span text:style-name="T74"/></text:p>
          </table:table-cell>
          <table:table-cell table:style-name="TableCell010502">
            <text:p text:style-name="P17"><text:span text:style-name="T75">0.308767616572</text:span><text:span text:style-name="T76"/></text:p>
          </table:table-cell>
          <table:table-cell table:style-name="TableCell010503">
            <text:p text:style-name="P17"><text:span text:style-name="T77">0.0985269258633</text:span><text:span text:style-name="T78"/></text:p>
          </table:table-cell>
          <table:table-cell table:style-name="TableCell010504">
            <text:p text:style-name="P17"><text:span text:style-name="T79">0.117391304348</text:span><text:span text:style-name="T80"/></text:p>
          </table:table-cell>
          <table:table-cell table:style-name="TableCell010505">
            <text:p text:style-name="P17"><text:span text:style-name="T81">0.928216050028</text:span><text:span text:style-name="T82"/></text:p>
          </table:table-cell>
        </table:table-row>
        <table:table-row table:style-name="TableRow0106">
          <table:table-cell table:style-name="TableCell010600">
            <text:p text:style-name="P19"><text:span text:style-name="T83">5</text:span><text:span text:style-name="T84"/></text:p>
          </table:table-cell>
          <table:table-cell table:style-name="TableCell010601">
            <text:p text:style-name="P19"><text:span text:style-name="T85">15, 0.025</text:span><text:span text:style-name="T86"/></text:p>
          </table:table-cell>
          <table:table-cell table:style-name="TableCell010602">
            <text:p text:style-name="P19"><text:span text:style-name="T87">0.366175543112</text:span><text:span text:style-name="T88"/></text:p>
          </table:table-cell>
          <table:table-cell table:style-name="TableCell010603">
            <text:p text:style-name="P19"><text:span text:style-name="T89">0.105047090075</text:span><text:span text:style-name="T90"/></text:p>
          </table:table-cell>
          <table:table-cell table:style-name="TableCell010604">
            <text:p text:style-name="P19"><text:span text:style-name="T91">0.117391304348</text:span><text:span text:style-name="T92"/></text:p>
          </table:table-cell>
          <table:table-cell table:style-name="TableCell010605">
            <text:p text:style-name="P19"><text:span text:style-name="T93">0.935308201847</text:span><text:span text:style-name="T94"/></text:p>
          </table:table-cell>
        </table:table-row>
      </table:table>
      <text:p text:style-name="P21"><text:span text:style-name="T95">.</text:span></text:p>
      <text:p text:style-name="P21"><text:span text:style-name="T95">.</text:span></text:p>
      <text:p text:style-name="P21"><text:span text:style-name="T95">.</text:span></text:p>
      <text:p text:style-name="P21"><text:span text:style-name="T95">.</text:span></text:p>
      <text:p text:style-name="P21"><text:span text:style-name="T95">.</text:span></text:p>
      <text:p text:style-name="P21"><text:span text:style-name="T95">.</text:span></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column table:style-name="TableColumn0205"/>
        <table:table-row table:style-name="TableRow0200">
          <table:table-cell table:style-name="TableCell020000">
            <text:p text:style-name="P23"><text:span text:style-name="T97">56</text:span><text:span text:style-name="T98"/></text:p>
          </table:table-cell>
          <table:table-cell table:style-name="TableCell020001">
            <text:p text:style-name="P23"><text:span text:style-name="T99">5, 0.595</text:span><text:span text:style-name="T100"/></text:p>
          </table:table-cell>
          <table:table-cell table:style-name="TableCell020002">
            <text:p text:style-name="P23"><text:span text:style-name="T101">0.454639431851</text:span><text:span text:style-name="T102"/></text:p>
          </table:table-cell>
          <table:table-cell table:style-name="TableCell020003">
            <text:p text:style-name="P23"><text:span text:style-name="T103">0.0516783385656</text:span><text:span text:style-name="T104"/></text:p>
          </table:table-cell>
          <table:table-cell table:style-name="TableCell020004">
            <text:p text:style-name="P23"><text:span text:style-name="T105">0.0695652173913</text:span><text:span text:style-name="T106"/></text:p>
          </table:table-cell>
          <table:table-cell table:style-name="TableCell020005">
            <text:p text:style-name="P23"><text:span text:style-name="T107">0.970237426201</text:span><text:span text:style-name="T108"/></text:p>
          </table:table-cell>
        </table:table-row>
      </table:table>
      <text:p text:style-name="P25"><text:span text:style-name="T108"/></text:p>
      <text:p text:style-name="P25"><text:span text:style-name="T108"/></text:p>
      <text:p text:style-name="P26"><text:span text:style-name="T109">As the values are observed, the local round error increases as boosting round increases while the training and testing error comes down and the test AUC goes up. As expected, after every round, the training and testing error decreases as the boosting helps the optimal stumps to concentrate on the wrongly predicted data points. This is made possible by changing weights as shown above.</text:span></text:p>
      <text:p text:style-name="P26"><text:span text:style-name="T110"/></text:p>
      <text:p text:style-name="P26"><text:span text:style-name="T111">A graph showing the curve between the boosting round number and the local round error rate values looks like below:</text:span></text:p>
      <text:p text:style-name="P26"><text:span text:style-name="T112"/></text:p>
      <text:p text:style-name="P27"><draw:frame text:anchor-type="as-char" svg:width="169.33mm" svg:height="105.83mm" style:rel-width="scale" style:rel-height="scale"><draw:object-ole xlink:href="OleObj1"/><draw:image xlink:href="ObjectReplacements/OleObj1"/></draw:frame><text:span text:style-name="T113"><text:s/></text:span></text:p>
      <text:p text:style-name="P28"><text:span text:style-name="T113">This graph is plotted with range on y-axis from 0 to 0.5 so as to eliminate mirror curves in the same graph.</text:span></text:p>
      <text:p text:style-name="P28"><text:span text:style-name="T114"/></text:p>
      <text:p text:style-name="P28"><text:span text:style-name="T114"/></text:p>
      <text:p text:style-name="P28"><text:span text:style-name="T115">A graph showing the training and testing curves is as below. Plotted against boosting round and error rates. The training error is calculate by predicted against the training data. This value is usually lower as the predictor is made out of learning the train data. The lower the train error, the better learnt is the algorithm. As boosting round increases, the algorithm learns more and hence the train and test error comes down. </text:span></text:p>
      <text:p text:style-name="P28"><text:span text:style-name="T116"/></text:p>
      <text:p text:style-name="P28"><text:span text:style-name="T116"/></text:p>
      <text:p text:style-name="P29"><draw:frame text:anchor-type="as-char" svg:width="169.33mm" svg:height="105.83mm" style:rel-width="scale" style:rel-height="scale"><draw:object-ole xlink:href="OleObj2"/><draw:image xlink:href="ObjectReplacements/OleObj2"/></draw:frame><text:span text:style-name="T117"><text:tab/></text:span></text:p>
      <text:p text:style-name="P30"><text:span text:style-name="T117">The curves come down as the number of boosting round increases. The training error is below the testing error curve and are as closer. This shows that as training error decreases, testing error also decreases. </text:span></text:p>
      <text:p text:style-name="P30"><text:span text:style-name="T118"/></text:p>
      <text:p text:style-name="P31"><text:span text:style-name="T119">A graph showing the curve between boosting rounds and corresponding test AUC looks like below.<text:s/></text:span><draw:frame text:anchor-type="as-char" svg:width="169.33mm" svg:height="105.83mm" style:rel-width="scale" style:rel-height="scale"><draw:object-ole xlink:href="OleObj3"/><draw:image xlink:href="ObjectReplacements/OleObj3"/></draw:frame><text:span text:style-name="T119"><text:tab/></text:span></text:p>
      <text:p text:style-name="P31"><text:span text:style-name="T120"/></text:p>
      <text:p text:style-name="P32"><text:span text:style-name="T121">As seen, the area under the curve value for test AUC goes up as the number of boosting round goes up. </text:span></text:p>
      <text:p text:style-name="P32"><text:span text:style-name="T121">A graph showing the ROC curve when the value converges is as below:</text:span></text:p>
      <text:p text:style-name="P33"><draw:frame text:anchor-type="as-char" svg:width="168.01mm" svg:height="92.34mm" style:rel-width="scale" style:rel-height="scale"><draw:object-ole xlink:href="OleObj4"/><draw:image xlink:href="ObjectReplacements/OleObj4"/></draw:frame><text:span text:style-name="T122"/></text:p>
      <text:p text:style-name="P33"><text:span text:style-name="T122"/></text:p>
      <text:p text:style-name="P34"><text:span text:style-name="T123">As seen, the ROC curve behaves as expected. When compared with the previously implemented algorithms, the ROC curve when boosting is implemented takes a sharp raise to 1 rather than growing slowly.<text:s text:c="2"/>This shows that, boosting helps predict more accurately than without. The AUC of the above curve is 0.970237426201 which is very high and one of the best predictor algorithm implemented so far.</text:span></text:p>
      <text:p text:style-name="P34"><text:span text:style-name="T124"/></text:p>
      <text:p text:style-name="P34"><text:span text:style-name="T125">As seen above, boosting helps a weak predictor learner to decrease its error rate. Boosting can be applied to a better learning algorithm and can still boost the values.</text:span></text:p>
      <text:p text:style-name="P34"><text:span text:style-name="T126"/></text:p>
      <text:p text:style-name="P34"><text:span text:style-name="T127">Random decision stump with Boosting:</text:span></text:p>
      <text:p text:style-name="P34"><text:span text:style-name="T128"><text:tab/>Boosting can be applied to a more weak learner and can still obtain better results. In the above method, an optimal decision is chosen while in this algorithm a random stump is chosen and prediction is done according to it. This is weaker learner than optimal decision stump. So, given the same convergence criterion, the random decision stump algorithm takes a lot of iterations to converge. </text:span></text:p>
      <text:p text:style-name="P34"><text:span text:style-name="T129"/></text:p>
      <text:p text:style-name="P34"><text:span text:style-name="T130">The below are the values of optimal decision stumps until it converges. Convergence criteria is chosen as 0.00001. The below values correspond for each iteration.</text:span></text:p>
      <text:p text:style-name="P34"><text:span text:style-name="T131"/></text:p>
      <text:p text:style-name="P34"><text:span text:style-name="T131"/></text:p>
      <text:p text:style-name="P34"><text:span text:style-name="T131"/></text:p>
      <table:table table:style-name="Table03">
        <table:table-column table:style-name="TableColumn0300"/>
        <table:table-column table:style-name="TableColumn0301"/>
        <table:table-column table:style-name="TableColumn0302"/>
        <table:table-column table:style-name="TableColumn0303"/>
        <table:table-column table:style-name="TableColumn0304"/>
        <table:table-column table:style-name="TableColumn0305"/>
        <table:table-row table:style-name="TableRow0300">
          <table:table-cell table:style-name="TableCell030000">
            <text:p text:style-name="P36"><text:span text:style-name="T132">Boost round</text:span><text:span text:style-name="T133"/></text:p>
          </table:table-cell>
          <table:table-cell table:style-name="TableCell030001">
            <text:p text:style-name="P36"><text:span text:style-name="T134">Stump(Feature, Threshold)</text:span><text:span text:style-name="T135"/></text:p>
          </table:table-cell>
          <table:table-cell table:style-name="TableCell030002">
            <text:p text:style-name="P36"><text:span text:style-name="T136">Local Round Error rate</text:span><text:span text:style-name="T137"/></text:p>
          </table:table-cell>
          <table:table-cell table:style-name="TableCell030003">
            <text:p text:style-name="P36"><text:span text:style-name="T138">Training Error at this round</text:span><text:span text:style-name="T139"/></text:p>
          </table:table-cell>
          <table:table-cell table:style-name="TableCell030004">
            <text:p text:style-name="P36"><text:span text:style-name="T140">Testing Error at this round</text:span><text:span text:style-name="T141"/></text:p>
          </table:table-cell>
          <table:table-cell table:style-name="TableCell030005">
            <text:p text:style-name="P36"><text:span text:style-name="T142">Test AUC</text:span><text:span text:style-name="T143"/></text:p>
          </table:table-cell>
        </table:table-row>
        <table:table-row table:style-name="TableRow0301">
          <table:table-cell table:style-name="TableCell030100">
            <text:p text:style-name="P39"><text:span text:style-name="T144">0</text:span><text:span text:style-name="T145"/></text:p>
          </table:table-cell>
          <table:table-cell table:style-name="TableCell030101">
            <text:p text:style-name="P39"><text:span text:style-name="T146">51,0.8215</text:span><text:span text:style-name="T147"/></text:p>
          </table:table-cell>
          <table:table-cell table:style-name="TableCell030102">
            <text:p text:style-name="P39"><text:span text:style-name="T148">0.329872011591</text:span><text:span text:style-name="T149"/></text:p>
          </table:table-cell>
          <table:table-cell table:style-name="TableCell030103">
            <text:p text:style-name="P39"><text:span text:style-name="T150">0.329872011591</text:span><text:span text:style-name="T151"/></text:p>
          </table:table-cell>
          <table:table-cell table:style-name="TableCell030104">
            <text:p text:style-name="P39"><text:span text:style-name="T152">0.34347826087</text:span><text:span text:style-name="T153"/></text:p>
          </table:table-cell>
          <table:table-cell table:style-name="TableCell030105">
            <text:p text:style-name="P39"><text:span text:style-name="T154">0.335843006227</text:span><text:span text:style-name="T155"/></text:p>
          </table:table-cell>
        </table:table-row>
        <table:table-row table:style-name="TableRow0302">
          <table:table-cell table:style-name="TableCell030200">
            <text:p text:style-name="P41"><text:span text:style-name="T156">1</text:span><text:span text:style-name="T157"/></text:p>
          </table:table-cell>
          <table:table-cell table:style-name="TableCell030201">
            <text:p text:style-name="P41"><text:span text:style-name="T158">54,2.2165</text:span><text:span text:style-name="T159"/></text:p>
          </table:table-cell>
          <table:table-cell table:style-name="TableCell030202">
            <text:p text:style-name="P41"><text:span text:style-name="T160">0.284912086318</text:span><text:span text:style-name="T161"/></text:p>
          </table:table-cell>
          <table:table-cell table:style-name="TableCell030203">
            <text:p text:style-name="P41"><text:span text:style-name="T162">0.300652016421</text:span><text:span text:style-name="T163"/></text:p>
          </table:table-cell>
          <table:table-cell table:style-name="TableCell030204">
            <text:p text:style-name="P41"><text:span text:style-name="T164">0.310869565217</text:span><text:span text:style-name="T165"/></text:p>
          </table:table-cell>
          <table:table-cell table:style-name="TableCell030205">
            <text:p text:style-name="P41"><text:span text:style-name="T166">0.599496172093</text:span><text:span text:style-name="T167"/></text:p>
          </table:table-cell>
        </table:table-row>
        <table:table-row table:style-name="TableRow0303">
          <table:table-cell table:style-name="TableCell030300">
            <text:p text:style-name="P43"><text:span text:style-name="T168">2</text:span><text:span text:style-name="T169"/></text:p>
          </table:table-cell>
          <table:table-cell table:style-name="TableCell030301">
            <text:p text:style-name="P43"><text:span text:style-name="T170">0,0.795</text:span><text:span text:style-name="T171"/></text:p>
          </table:table-cell>
          <table:table-cell table:style-name="TableCell030302">
            <text:p text:style-name="P43"><text:span text:style-name="T172">0.502977548195</text:span><text:span text:style-name="T173"/></text:p>
          </table:table-cell>
          <table:table-cell table:style-name="TableCell030303">
            <text:p text:style-name="P43"><text:span text:style-name="T174">0.300652016421</text:span><text:span text:style-name="T175"/></text:p>
          </table:table-cell>
          <table:table-cell table:style-name="TableCell030304">
            <text:p text:style-name="P43"><text:span text:style-name="T176">0.310869565217</text:span><text:span text:style-name="T177"/></text:p>
          </table:table-cell>
          <table:table-cell table:style-name="TableCell030305">
            <text:p text:style-name="P43"><text:span text:style-name="T178">0.777835032903</text:span><text:span text:style-name="T179"/></text:p>
          </table:table-cell>
        </table:table-row>
        <table:table-row table:style-name="TableRow0304">
          <table:table-cell table:style-name="TableCell030400">
            <text:p text:style-name="P45"><text:span text:style-name="T180">3</text:span><text:span text:style-name="T181"/></text:p>
          </table:table-cell>
          <table:table-cell table:style-name="TableCell030401">
            <text:p text:style-name="P45"><text:span text:style-name="T182">49,0.801</text:span><text:span text:style-name="T183"/></text:p>
          </table:table-cell>
          <table:table-cell table:style-name="TableCell030402">
            <text:p text:style-name="P45"><text:span text:style-name="T184">0.518318673302</text:span><text:span text:style-name="T185"/></text:p>
          </table:table-cell>
          <table:table-cell table:style-name="TableCell030403">
            <text:p text:style-name="P45"><text:span text:style-name="T186">0.300652016421</text:span><text:span text:style-name="T187"/></text:p>
          </table:table-cell>
          <table:table-cell table:style-name="TableCell030404">
            <text:p text:style-name="P45"><text:span text:style-name="T188">0.310869565217</text:span><text:span text:style-name="T189"/></text:p>
          </table:table-cell>
          <table:table-cell table:style-name="TableCell030405">
            <text:p text:style-name="P45"><text:span text:style-name="T190">0.814439095823</text:span><text:span text:style-name="T191"/></text:p>
          </table:table-cell>
        </table:table-row>
        <table:table-row table:style-name="TableRow0305">
          <table:table-cell table:style-name="TableCell030500">
            <text:p text:style-name="P47"><text:span text:style-name="T192">4</text:span><text:span text:style-name="T193"/></text:p>
          </table:table-cell>
          <table:table-cell table:style-name="TableCell030501">
            <text:p text:style-name="P47"><text:span text:style-name="T194">21,9.68</text:span><text:span text:style-name="T195"/></text:p>
          </table:table-cell>
          <table:table-cell table:style-name="TableCell030502">
            <text:p text:style-name="P47"><text:span text:style-name="T196">0.486978580402</text:span><text:span text:style-name="T197"/></text:p>
          </table:table-cell>
          <table:table-cell table:style-name="TableCell030503">
            <text:p text:style-name="P47"><text:span text:style-name="T198">0.300652016421</text:span><text:span text:style-name="T199"/></text:p>
          </table:table-cell>
          <table:table-cell table:style-name="TableCell030504">
            <text:p text:style-name="P47"><text:span text:style-name="T200">0.310869565217</text:span><text:span text:style-name="T201"/></text:p>
          </table:table-cell>
          <table:table-cell table:style-name="TableCell030505">
            <text:p text:style-name="P47"><text:span text:style-name="T202">0.816316743778</text:span><text:span text:style-name="T203"/></text:p>
          </table:table-cell>
        </table:table-row>
      </table:table>
      <text:p text:style-name="P49"><text:span text:style-name="T203"/></text:p>
      <text:p text:style-name="P50"><text:span text:style-name="T204">.</text:span></text:p>
      <text:p text:style-name="P50"><text:span text:style-name="T204">.</text:span></text:p>
      <text:p text:style-name="P50"><text:span text:style-name="T204">.</text:span></text:p>
      <text:p text:style-name="P50"><text:span text:style-name="T204">.</text:span></text:p>
      <text:p text:style-name="P50"><text:span text:style-name="T204">.</text:span></text:p>
      <text:p text:style-name="P50"><text:span text:style-name="T204">.</text:span></text:p>
      <text:p text:style-name="P50"><text:span text:style-name="T205"/></text:p>
      <table:table table:style-name="Table04">
        <table:table-column table:style-name="TableColumn0400"/>
        <table:table-column table:style-name="TableColumn0401"/>
        <table:table-column table:style-name="TableColumn0402"/>
        <table:table-column table:style-name="TableColumn0403"/>
        <table:table-column table:style-name="TableColumn0404"/>
        <table:table-column table:style-name="TableColumn0405"/>
        <table:table-row table:style-name="TableRow0400">
          <table:table-cell table:style-name="TableCell040000">
            <text:p text:style-name="P52"><text:span text:style-name="T206">100</text:span><text:span text:style-name="T207"/></text:p>
          </table:table-cell>
          <table:table-cell table:style-name="TableCell040001">
            <text:p text:style-name="P52"><text:span text:style-name="T208">49,0.0685</text:span><text:span text:style-name="T209"/></text:p>
          </table:table-cell>
          <table:table-cell table:style-name="TableCell040002">
            <text:p text:style-name="P52"><text:span text:style-name="T210">0.528627796907</text:span><text:span text:style-name="T211"/></text:p>
          </table:table-cell>
          <table:table-cell table:style-name="TableCell040003">
            <text:p text:style-name="P52"><text:span text:style-name="T212">0.118570393625</text:span><text:span text:style-name="T213"/></text:p>
          </table:table-cell>
          <table:table-cell table:style-name="TableCell040004">
            <text:p text:style-name="P52"><text:span text:style-name="T214">0.132608695652</text:span><text:span text:style-name="T215"/></text:p>
          </table:table-cell>
          <table:table-cell table:style-name="TableCell040005">
            <text:p text:style-name="P52"><text:span text:style-name="T216">0.932686961246</text:span><text:span text:style-name="T217"/></text:p>
          </table:table-cell>
        </table:table-row>
      </table:table>
      <text:p text:style-name="P54"><text:span text:style-name="T217"/></text:p>
      <text:p text:style-name="P55"><text:span text:style-name="T218">.</text:span></text:p>
      <text:p text:style-name="P55"><text:span text:style-name="T218">.</text:span></text:p>
      <text:p text:style-name="P55"><text:span text:style-name="T219"/></text:p>
      <table:table table:style-name="Table05">
        <table:table-column table:style-name="TableColumn0500"/>
        <table:table-column table:style-name="TableColumn0501"/>
        <table:table-column table:style-name="TableColumn0502"/>
        <table:table-column table:style-name="TableColumn0503"/>
        <table:table-column table:style-name="TableColumn0504"/>
        <table:table-column table:style-name="TableColumn0505"/>
        <table:table-row table:style-name="TableRow0500">
          <table:table-cell table:style-name="TableCell050000">
            <text:p text:style-name="P57"><text:span text:style-name="T220">1033</text:span><text:span text:style-name="T221"/></text:p>
          </table:table-cell>
          <table:table-cell table:style-name="TableCell050001">
            <text:p text:style-name="P57"><text:span text:style-name="T222"><text:s/>51,0.6955</text:span><text:span text:style-name="T223"/></text:p>
          </table:table-cell>
          <table:table-cell table:style-name="TableCell050002">
            <text:p text:style-name="P57"><text:span text:style-name="T224">0.493497677218</text:span><text:span text:style-name="T225"/></text:p>
          </table:table-cell>
          <table:table-cell table:style-name="TableCell050003">
            <text:p text:style-name="P57"><text:span text:style-name="T226">0.0586814779039</text:span><text:span text:style-name="T227"/></text:p>
          </table:table-cell>
          <table:table-cell table:style-name="TableCell050004">
            <text:p text:style-name="P57"><text:span text:style-name="T228">0.0673913043478</text:span><text:span text:style-name="T229"/></text:p>
          </table:table-cell>
          <table:table-cell table:style-name="TableCell050005">
            <text:p text:style-name="P57"><text:span text:style-name="T230">0.970144772925</text:span><text:span text:style-name="T231"/></text:p>
          </table:table-cell>
        </table:table-row>
      </table:table>
      <text:p text:style-name="P59"><text:span text:style-name="T231"/></text:p>
      <text:p text:style-name="P60"><text:span text:style-name="T232">A graph showing the curve between the boosting round number and the local round error rate values looks like below:</text:span></text:p>
      <text:p text:style-name="P60"><text:span text:style-name="T233"/></text:p>
      <text:p text:style-name="P61"><draw:frame text:anchor-type="as-char" svg:width="169.33mm" svg:height="105.83mm" style:rel-width="scale" style:rel-height="scale"><draw:object-ole xlink:href="OleObj5"/><draw:image xlink:href="ObjectReplacements/OleObj5"/></draw:frame><text:span text:style-name="T234"><text:tab/></text:span></text:p>
      <text:p text:style-name="P61"><text:span text:style-name="T235"/></text:p>
      <text:p text:style-name="P62"><text:span text:style-name="T236">A graph showing the training and testing curves is as below. Plotted against boosting round and error rates. </text:span></text:p>
      <text:p text:style-name="P62"><text:span text:style-name="T237"/></text:p>
      <text:p text:style-name="P63"><draw:frame text:anchor-type="as-char" svg:width="169.33mm" svg:height="105.83mm" style:rel-width="scale" style:rel-height="scale"><draw:object-ole xlink:href="OleObj6"/><draw:image xlink:href="ObjectReplacements/OleObj6"/></draw:frame><text:span text:style-name="T238"><text:tab/></text:span></text:p>
      <text:p text:style-name="P64"><text:span text:style-name="T238">A graph showing the curve between boosting rounds and corresponding test AUC looks like below.</text:span></text:p>
      <text:p text:style-name="P64"><text:span text:style-name="T239"/></text:p>
      <text:p text:style-name="P64"><draw:frame text:anchor-type="as-char" svg:width="181.24mm" svg:height="95.25mm" style:rel-width="scale" style:rel-height="scale"><draw:object-ole xlink:href="OleObj7"/><draw:image xlink:href="ObjectReplacements/OleObj7"/></draw:frame><text:span text:style-name="T240">A graph showing the curve between the false positive and true positive rates when the random learner converges with boosting.</text:span></text:p>
      <text:p text:style-name="P64"><text:span text:style-name="T241"/></text:p>
      <text:p text:style-name="P65"><draw:frame text:anchor-type="as-char" svg:width="169.33mm" svg:height="105.83mm" style:rel-width="scale" style:rel-height="scale"><draw:object-ole xlink:href="OleObj8"/><draw:image xlink:href="ObjectReplacements/OleObj8"/></draw:frame><text:span text:style-name="T241"/></text:p>
      <text:p text:style-name="P65"><text:span text:style-name="T241"/></text:p>
      <text:p text:style-name="P65"><text:span text:style-name="T24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